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d244" officeooo:paragraph-rsid="0016d244"/>
    </style:style>
    <style:style style:name="P2" style:family="paragraph" style:parent-style-name="Standard" style:list-style-name="L1">
      <style:text-properties officeooo:rsid="0016d244" officeooo:paragraph-rsid="0016d244"/>
    </style:style>
    <style:style style:name="P3" style:family="paragraph" style:parent-style-name="Standard" style:list-style-name="L1">
      <style:text-properties fo:language="zxx" fo:country="none" officeooo:rsid="0016d244" officeooo:paragraph-rsid="0016d244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nativos: <text:span text:style-name="T1">number.</text:span></text:p>
      <text:p text:style-name="P1">No hay diferencia entre entero, decimal o de notación científica</text:p>
      <text:p text:style-name="P1">Indice de características particulares</text:p>
      <text:list xml:id="list1963979356" text:style-name="L1">
        <text:list-item>
          <text:p text:style-name="P2">Cambios de base</text:p>
        </text:list-item>
        <text:list-item>
          <text:p text:style-name="P2">Infinito y -infinito</text:p>
        </text:list-item>
        <text:list-item>
          <text:p text:style-name="P3">NaN</text:p>
        </text:list-item>
        <text:list-item>
          <text:p text:style-name="P2">Número como ob</text:p>
        </text:list-item>
        <text:list-item>
          <text:p text:style-name="P2">propiedades</text:p>
        </text:list-item>
        <text:list-item>
          <text:p text:style-name="P2">Métodos de propiedades</text:p>
        </text:list-item>
      </text:list>
      <text:p text:style-name="P1"/>
      <text:list xml:id="list93137693002116" text:continue-numbering="true" text:style-name="L1">
        <text:list-item>
          <text:p text:style-name="P2"><text:span text:style-name="T2">toFixed</text:span>(<text:span text:style-name="T2">num</text:span> decimales): cadena con el número específico de decimales indicados.</text:p>
        </text:list-item>
        <text:list-item>
          <text:p text:style-name="P2"><text:span text:style-name="T2">toPrecision</text:span>(<text:span text:style-name="T2">num</text:span> cifras): cadena que con el número especifico de cifras</text:p>
        </text:list-item>
        <text:list-item>
          <text:p text:style-name="P2"><text:span text:style-name="T2">toExponential</text:span>: cadena con el número redondeado a connotación científica</text:p>
        </text:list-item>
        <text:list-item>
          <text:p text:style-name="P2"><text:span text:style-name="T2">valueOf</text:span>: devuelve el valor primitivo de un objeto.</text:p>
        </text:list-item>
        <text:list-item>
          <text:p text:style-name="P2"><text:span text:style-name="T2">ToString</text:span>: devuelve la cadena de n número</text:p>
        </text:list-item>
        <text:list-item>
          <text:p text:style-name="P2"><text:span text:style-name="T2">toLocaleString</text:span>(): devuelve el número convertido al formato local.</text:p>
        </text:list-item>
      </text:list>
      <text:p text:style-name="P1"/>
      <text:list xml:id="list93138321386120" text:continue-numbering="true" text:style-name="L1">
        <text:list-item>
          <text:p text:style-name="P2"><text:span text:style-name="T2">IsNaN</text:span>(<text:span text:style-name="T2">num</text:span>):</text:p>
        </text:list-item>
        <text:list-item>
          <text:p text:style-name="P2"><text:span text:style-name="T2">isFinite</text:span>(<text:span text:style-name="T2">num</text:span>): devuelve si es finito o no</text:p>
        </text:list-item>
        <text:list-item>
          <text:p text:style-name="P2"><text:span text:style-name="T2">parseInti</text:span>(<text:span text:style-name="T2">num</text:span>): convierte el valor pasado a un número entero. Siempre que comience por un <text:s/>número hará la conversión.</text:p>
        </text:list-item>
        <text:list-item>
          <text:p text:style-name="P2"><text:span text:style-name="T2">parseFloat</text:span>(<text:span text:style-name="T2">num</text:span>): igual pero conservado los decimales.</text:p>
        </text:list-item>
      </text:list>
      <text:p text:style-name="P1"/>
      <text:p text:style-name="P1">Mirar métodos del <text:span text:style-name="T1">math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08:47:32.561000000</meta:creation-date>
    <dc:date>2023-10-25T09:31:37.155000000</dc:date>
    <meta:editing-duration>PT44M5S</meta:editing-duration>
    <meta:editing-cycles>1</meta:editing-cycles>
    <meta:document-statistic meta:table-count="0" meta:image-count="0" meta:object-count="0" meta:page-count="1" meta:paragraph-count="20" meta:word-count="135" meta:character-count="847" meta:non-whitespace-character-count="747"/>
    <meta:generator>LibreOffice/7.5.4.2$Windows_X86_64 LibreOffice_project/36ccfdc35048b057fd9854c757a8b67ec53977b6</meta:generator>
  </office:meta>
</office:document-meta>
</file>